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5" style:family="paragraph">
      <loext:graphic-properties draw:fill-color="#ff660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8" style:family="paragraph">
      <loext:graphic-properties draw:fill="solid" draw:fill-color="#8019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0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2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13" style:family="paragraph">
      <loext:graphic-properties draw:fill-color="#ff6600" draw:opacity="15%"/>
      <style:paragraph-properties fo:text-align="center"/>
      <style:text-properties fo:font-size="12pt"/>
    </style:style>
    <style:style style:name="P14" style:family="paragraph">
      <loext:graphic-properties draw:fill-color="#801900" draw:opacity="15%"/>
      <style:paragraph-properties fo:text-align="center"/>
      <style:text-properties fo:font-size="12pt"/>
    </style:style>
    <style:style style:name="P15" style:family="paragraph">
      <loext:graphic-properties draw:fill-color="#99ff66" draw:opacity="100%"/>
      <style:paragraph-properties fo:text-align="center"/>
      <style:text-properties fo:font-size="12pt"/>
    </style:style>
    <style:style style:name="P16" style:family="paragraph">
      <loext:graphic-properties draw:fill-color="#99ff66" draw:opacity="15%"/>
      <style:paragraph-properties fo:text-align="center"/>
      <style:text-properties fo:font-size="12pt"/>
    </style:style>
    <style:style style:name="gr1" style:family="graphic">
      <style:graphic-properties draw:fill="solid" draw:fill-color="#80008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80008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ff00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ff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8019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0000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00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ff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8019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99ff66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99ff66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7" draw:name="Shape 1" draw:style-name="gr14" draw:text-style-name="P14" svg:width="0.1343in" svg:height="0.1343in" svg:x="0.452in" svg:y="0.4201in"><text:p/><draw:enhanced-geometry svg:viewBox="0 0 21600 21600" draw:type="rectangle" draw:enhanced-path="M 0 0 L 21600 0 21600 21600 0 21600 0 0 Z N"/></draw:custom-shape><draw:custom-shape text:anchor-type="paragraph" draw:z-index="6" draw:name="Shape 46" draw:style-name="gr13" draw:text-style-name="P13" svg:width="0.1335in" svg:height="0.1335in" svg:x="4.4311in" svg:y="0.4209in"><text:p/><draw:enhanced-geometry svg:viewBox="0 0 21600 21600" draw:type="rectangle" draw:enhanced-path="M 0 0 L 21600 0 21600 21600 0 21600 0 0 Z N"/></draw:custom-shape><draw:custom-shape text:anchor-type="paragraph" draw:z-index="15" draw:name="Shape 11" draw:style-name="gr9" draw:text-style-name="P9" svg:width="0.1335in" svg:height="0.1335in" svg:x="2.4008in" svg:y="0.4134in"><text:p/><draw:enhanced-geometry svg:viewBox="0 0 21600 21600" draw:type="rectangle" draw:enhanced-path="M 0 0 L 21600 0 21600 21600 0 21600 0 0 Z N"/></draw:custom-shape><draw:custom-shape text:anchor-type="paragraph" draw:z-index="17" draw:name="Shape 13" draw:style-name="gr7" draw:text-style-name="P7" svg:width="0.135in" svg:height="0.135in" svg:x="5.4165in" svg:y="0.4102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0" draw:name="Shape 68" draw:style-name="gr18" draw:text-style-name="P15" svg:width="0.1335in" svg:height="0.1335in" svg:x="0.4165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3" draw:style-name="gr12" draw:text-style-name="P12" svg:width="0.1335in" svg:height="0.1335in" svg:x="0.3925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9" draw:name="Shape 15" draw:style-name="gr5" draw:text-style-name="P6" svg:width="0.1335in" svg:height="0.1335in" svg:x="0.443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6" draw:name="Shape 8" draw:style-name="gr8" draw:text-style-name="P8" svg:width="0.1335in" svg:height="0.1335in" svg:x="0.4382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17" draw:text-style-name="P5" svg:width="0.1343in" svg:height="0.1343in" svg:x="0.389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6" draw:style-name="gr11" draw:text-style-name="P11" svg:width="0.1335in" svg:height="0.1335in" svg:x="0.397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15" draw:text-style-name="P15" svg:width="0.1343in" svg:height="0.1343in" svg:x="0.448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2" draw:name="Shape 12" draw:style-name="gr2" draw:text-style-name="P4" svg:width="0.1335in" svg:height="0.1335in" svg:x="0.4492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6" draw:style-name="gr4" draw:text-style-name="P3" svg:width="0.1335in" svg:height="0.1335in" svg:x="0.3984in" svg:y="0.162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8" draw:text-style-name="P8" svg:width="0.1335in" svg:height="0.1335in" svg:x="0.3992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9" draw:style-name="gr10" draw:text-style-name="P10" svg:width="0.1335in" svg:height="0.1335in" svg:x="0.453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1" draw:name="Shape 4" draw:style-name="gr3" draw:text-style-name="P5" svg:width="0.1335in" svg:height="0.1335in" svg:x="0.4508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7" draw:style-name="gr7" draw:text-style-name="P7" svg:width="0.135in" svg:height="0.135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1" draw:style-name="gr16" draw:text-style-name="P16" svg:width="0.1358in" svg:height="0.1358in" svg:x="0.4047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5" draw:style-name="gr2" draw:text-style-name="P4" svg:width="0.1335in" svg:height="0.1335in" svg:x="0.4575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3" draw:name="Shape 17" draw:style-name="gr1" draw:text-style-name="P3" svg:width="0.1343in" svg:height="0.1343in" svg:x="0.4535in" svg:y="0.164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2" draw:style-name="gr14" draw:text-style-name="P14" svg:width="0.1343in" svg:height="0.1343in" svg:x="0.4118in" svg:y="0.1689in"><text:p/><draw:enhanced-geometry svg:viewBox="0 0 21600 21600" draw:type="rectangle" draw:enhanced-path="M 0 0 L 21600 0 21600 21600 0 21600 0 0 Z N"/></draw:custom-shape><text:s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10" draw:style-name="gr9" draw:text-style-name="P9" svg:width="0.1335in" svg:height="0.1335in" svg:x="0.4118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2" draw:style-name="gr13" draw:text-style-name="P13" svg:width="0.1335in" svg:height="0.1335in" svg:x="0.461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14" draw:style-name="gr6" draw:text-style-name="P7" svg:width="0.1335in" svg:height="0.1335in" svg:x="0.421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6T17:05:00.746273735</dc:date>
    <meta:editing-duration>PT1H56M40S</meta:editing-duration>
    <meta:editing-cycles>18</meta:editing-cycles>
    <meta:generator>LibreOffice/7.5.3.2$Linux_X86_64 LibreOffice_project/50$Build-2</meta:generator>
    <meta:document-statistic meta:table-count="1" meta:image-count="0" meta:object-count="0" meta:page-count="1" meta:paragraph-count="2" meta:word-count="0" meta:character-count="3" meta:non-whitespace-character-count="0"/>
  </office:meta>
</office:document-meta>
</file>